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, Menlo, 'ubuntu mono', Consolas, source-code-pro, monospace, 'courier new'"/>
    <style:font-face style:name="sf pro text" svg:font-family="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line-height="143%" fo:orphans="2" fo:widows="2" fo:text-indent="0cm" style:auto-text-indent="false" fo:padding="0cm" fo:border="none"/>
      <style:text-properties fo:font-variant="normal" fo:text-transform="none" fo:color="#505763" style:font-name="Monaco" fo:font-size="9pt" fo:letter-spacing="normal" fo:font-style="normal" fo:font-weight="normal" officeooo:paragraph-rsid="00082747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officeooo:paragraph-rsid="00082747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3c3b37" style:font-name="sf pro text" fo:font-size="9.75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c3b37" style:font-name="sf pro text" fo:font-size="11.25pt" fo:letter-spacing="normal" fo:font-style="normal" fo:font-weight="bold" loext:padding="0cm" loext:border="none"/>
    </style:style>
    <style:style style:name="P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c3b37" style:font-name="sf pro text" fo:font-size="9pt" fo:letter-spacing="normal" fo:font-style="normal" fo:font-weight="normal" loext:padding="0cm" loext:border="none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line-height="143%" fo:orphans="2" fo:widows="2" fo:text-indent="0cm" style:auto-text-indent="false" fo:padding="0cm" fo:border="none"/>
      <style:text-properties fo:font-variant="normal" fo:text-transform="none" fo:color="#29303b" style:font-name="Monaco" fo:font-size="9pt" fo:letter-spacing="normal" fo:font-style="normal" fo:font-weight="normal" officeooo:paragraph-rsid="00082747" loext:padding="0cm" loext:border="none"/>
    </style:style>
    <style:style style:name="T1" style:family="text">
      <style:text-properties fo:font-variant="normal" fo:text-transform="none" fo:color="#3c3b37" style:font-name="sf pro text" fo:font-size="9.7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3c3b37" style:font-name="sf pro text" fo:font-size="9.7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ec5252" style:font-name="sfmono-regular" fo:font-size="8.25pt" fo:letter-spacing="normal" fo:font-style="normal" fo:font-weight="bold" fo:background-color="#f2f3f5" loext:char-shading-value="0" loext:padding="0cm" loext:border="none"/>
    </style:style>
    <style:style style:name="T4" style:family="text">
      <style:text-properties fo:color="#29303b"/>
    </style:style>
    <style:style style:name="T5" style:family="text">
      <style:text-properties fo:color="#b35a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equência de Estudos por Seções do Curso</text:p>
      <text:p text:style-name="P6"/>
      <text:p text:style-name="P2"><text:span text:style-name="Strong_20_Emphasis"><text:span text:style-name="T1">[DICA PARA INICIANTES DO CURSO]</text:span></text:span></text:p>
      <text:p text:style-name="P4">Comprou o curso Web Moderno e ainda continua perdido com tantos assuntos apresentados, segue uma indicação de sequência de estudos:</text:p>
      <text:p text:style-name="P4"/>
      <text:p text:style-name="P2"><text:span text:style-name="Strong_20_Emphasis"><text:span text:style-name="T1">APRESENTAÇÃO:</text:span></text:span></text:p>
      <text:p text:style-name="P7">Seção 1 – introdução.</text:p>
      <text:p text:style-name="P7">Seção 2 - visão geral.</text:p>
      <text:p text:style-name="P4">Após a apresentação, agora é pra valer! Aqui começam os estudos:</text:p>
      <text:p text:style-name="P4"/>
      <text:p text:style-name="P2"><text:span text:style-name="Strong_20_Emphasis"><text:span text:style-name="T1">HTML E CSS:</text:span></text:span></text:p>
      <text:p text:style-name="P7">Seção 10 - Conceitos sobre WebSeção </text:p>
      <text:p text:style-name="P7">11 - HTMLSeção </text:p>
      <text:p text:style-name="P7">12 - CSS</text:p>
      <text:p text:style-name="P2"><text:span text:style-name="Emphasis"><text:span text:style-name="T2">Não pule para as próximas etapas se não estiver familiarizado com os conceitos e conhecimento sobre HTML e CSS.</text:span></text:span></text:p>
      <text:p text:style-name="P2"><text:span text:style-name="Emphasis"><text:span text:style-name="T2"/></text:span></text:p>
      <text:p text:style-name="P2"><text:span text:style-name="Strong_20_Emphasis"><text:span text:style-name="T1">JAVASCRIPT:</text:span></text:span></text:p>
      <text:p text:style-name="P7">Seção 3 – Fundamentos</text:p>
      <text:p text:style-name="P7">Seção 4 - Estruturas de controle</text:p>
      <text:p text:style-name="P7">Seção 5 – Função</text:p>
      <text:p text:style-name="P7">Seção 6 – Objeto</text:p>
      <text:p text:style-name="P7">Seção 7 – Array</text:p>
      <text:p text:style-name="P7"/>
      <text:p text:style-name="P3"><text:span text:style-name="Emphasis"><text:span text:style-name="T2">Quando estiver confortável com javascript, sugiro ir para a</text:span></text:span></text:p>
      <text:p text:style-name="P3"><text:span text:style-name="Emphasis"><text:span text:style-name="T3">Seção 13 - Integrando HTML, CSS e JS</text:span></text:span></text:p>
      <text:p text:style-name="P3"><text:span text:style-name="Emphasis"><text:span text:style-name="T3"/></text:span></text:p>
      <text:p text:style-name="P2"><text:span text:style-name="Strong_20_Emphasis"><text:span text:style-name="T1">BOOTSTRAP E JQUERY</text:span></text:span></text:p>
      <text:p text:style-name="P7">Seção 17 – Jquery</text:p>
      <text:p text:style-name="P7">Seção 18 - Bootstrap</text:p>
      <text:p text:style-name="P2"><text:span text:style-name="Emphasis"><text:span text:style-name="T2">SE VOCÊ CHEGOU ATÉ AQUI, MEUS PARABÉNS! </text:span></text:span><text:span text:style-name="Strong_20_Emphasis"><text:span text:style-name="Emphasis"><text:span text:style-name="T1">VOCÊ JÁ PODE TRABALHAR DANDO MANUTENÇÃO EM MUITOS, REPITO: MUITOS SITES E SISTEMAS "LEGADOS".</text:span></text:span></text:span></text:p>
      <text:p text:style-name="P2"><text:span text:style-name="Emphasis"><text:span text:style-name="T1"/></text:span></text:p>
      <text:p text:style-name="P2"><text:span text:style-name="T2">Agora, vou chamar esse conjunto de seções de</text:span><text:span text:style-name="Strong_20_Emphasis"><text:span text:style-name="T2"> </text:span></text:span><text:span text:style-name="Strong_20_Emphasis"><text:span text:style-name="T1">"Javascript Moderno"</text:span></text:span><text:span text:style-name="T2">:</text:span></text:p>
      <text:p text:style-name="P7">Seção 8 – Node</text:p>
      <text:p text:style-name="P7">Seção 9 – ESNext</text:p>
      <text:p text:style-name="P7">Seção 14 – Ajax</text:p>
      <text:p text:style-name="P7">Seção 15 – Gulp</text:p>
      <text:p text:style-name="P7">Seção 36 - Gulp - Versão 3</text:p>
      <text:p text:style-name="P7">Seção 16 – Webpack</text:p>
      <text:p text:style-name="P7"/>
      <text:p text:style-name="P3"><text:span text:style-name="Emphasis"><text:span text:style-name="T2">Para consolidar conhecimento:</text:span></text:span></text:p>
      <text:p text:style-name="P3"><text:span text:style-name="Emphasis"><text:span text:style-name="T2"> </text:span></text:span><text:span text:style-name="Source_20_Text"><text:span text:style-name="Strong_20_Emphasis"><text:span text:style-name="Emphasis"><text:span text:style-name="T3">Seção 19: Projeto galeria (bootstrap/Jquery/Webpack)</text:span></text:span></text:span></text:span></text:p>
      <text:p text:style-name="P3"><text:span text:style-name="Emphasis"><text:span text:style-name="T3"/></text:span></text:p>
      <text:p text:style-name="P2"><text:span text:style-name="Strong_20_Emphasis"><text:span text:style-name="T1">BANCO DE DADOS E EXPRESS</text:span></text:span></text:p>
      <text:p text:style-name="P7">Seção 29 - Banco relacional</text:p>
      <text:p text:style-name="P7">Seção 30 - Banco não relacional</text:p>
      <text:p text:style-name="P7">Seção 31 – Express</text:p>
      <text:p text:style-name="P7"/>
      <text:p text:style-name="P7"/>
      <text:p text:style-name="P2"><text:soft-page-break/><text:span text:style-name="T2"><text:line-break/></text:span><text:span text:style-name="Strong_20_Emphasis"><text:span text:style-name="T1">FAÇA A SUA ESCOLHA!</text:span></text:span></text:p>
      <text:p text:style-name="P4">A partir de agora, você tem as seguintes opções a seguir:</text:p>
      <text:p text:style-name="P1"><text:span text:style-name="T4">- Fazer todas </text:span><text:span text:style-name="T5">as</text:span><text:span text:style-name="T4"> outras seções sobre React, Vue e Angular e seus projetos;</text:span></text:p>
      <text:p text:style-name="P7">- Apenas a seção de React e projetos;</text:p>
      <text:p text:style-name="P7">- Apenas a somente a seção de Angular e projetos;</text:p>
      <text:p text:style-name="P7">- Apenas a somente a seção de Vue e projetos;</text:p>
      <text:p text:style-name="P2"><text:span text:style-name="Strong_20_Emphasis"><text:span text:style-name="T1">Escolha uma opção e seja feliz!</text:span></text:span></text:p>
      <text:p text:style-name="P2"><text:span text:style-name="T2"><text:line-break/></text:span><text:span text:style-name="Strong_20_Emphasis"><text:span text:style-name="Emphasis"><text:span text:style-name="T1">Atenção: A ordem proposta é uma opinião/sugestão pessoal e não há qualquer intuito de diminuir ou atingir a Cod3r de forma a prejudicar seu nome e negócios.</text:span></text:span></text:span></text:p>
      <text:p text:style-name="P4">O curso tem um conteúdo amplo e didaticamente é muito bom. Eu fiz o curso e indico!</text:p>
      <text:p text:style-name="P2"><text:span text:style-name="Emphasis"><text:span text:style-name="T1">ATENÇÃO: Não há mágica em TI. Você precisa estudar, estudar, estudar muito! Faça um, dois, três, DEZ cursos diferentes se possível. Dedicação é a chave!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, Menlo, 'ubuntu mono', Consolas, source-code-pro, monospace, 'courier new'"/>
    <style:font-face style:name="sf pro text" svg:font-family="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14:19:23.337641104</meta:creation-date>
    <dc:date>2021-02-10T15:18:32.440230881</dc:date>
    <meta:editing-duration>PT9M1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47" meta:word-count="344" meta:character-count="1954" meta:non-whitespace-character-count="1640"/>
  </office:meta>
</office:document-meta>
</file>